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 pomia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e-55 → MnKa i Kb t=200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[V]</text:p>
          </table:table-cell>
          <table:table-cell/>
          <table:table-cell office:value-type="string" calcext:value-type="string">
            <text:p>peak</text:p>
          </table:table-cell>
          <table:table-cell office:value-type="string" calcext:value-type="string">
            <text:p>FWHM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Kb</text:p>
          </table:table-cell>
          <table:table-cell office:value-type="float" office:value="1565.58" calcext:value-type="float">
            <text:p>1565,58</text:p>
          </table:table-cell>
          <table:table-cell office:value-type="float" office:value="52.93" calcext:value-type="float">
            <text:p>52,93</text:p>
          </table:table-cell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5.31" calcext:value-type="float">
            <text:p>1425,31</text:p>
          </table:table-cell>
          <table:table-cell office:value-type="float" office:value="56.14" calcext:value-type="float">
            <text:p>56,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Kb</text:p>
          </table:table-cell>
          <table:table-cell office:value-type="float" office:value="1563.44" calcext:value-type="float">
            <text:p>1563,44</text:p>
          </table:table-cell>
          <table:table-cell office:value-type="float" office:value="36.29" calcext:value-type="float">
            <text:p>36,29</text:p>
          </table:table-cell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5.11" calcext:value-type="float">
            <text:p>1425,11</text:p>
          </table:table-cell>
          <table:table-cell office:value-type="float" office:value="54.3" calcext:value-type="float">
            <text:p>54,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b</text:p>
          </table:table-cell>
          <table:table-cell office:value-type="float" office:value="1562.68" calcext:value-type="float">
            <text:p>1562,68</text:p>
          </table:table-cell>
          <table:table-cell office:value-type="float" office:value="44.91" calcext:value-type="float">
            <text:p>44,91</text:p>
          </table:table-cell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4.3" calcext:value-type="float">
            <text:p>1424,3</text:p>
          </table:table-cell>
          <table:table-cell office:value-type="float" office:value="51.79" calcext:value-type="float">
            <text:p>51,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b</text:p>
          </table:table-cell>
          <table:table-cell office:value-type="float" office:value="1565.34" calcext:value-type="float">
            <text:p>1565,34</text:p>
          </table:table-cell>
          <table:table-cell office:value-type="float" office:value="51.33" calcext:value-type="float">
            <text:p>51,33</text:p>
          </table:table-cell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4.21" calcext:value-type="float">
            <text:p>1424,21</text:p>
          </table:table-cell>
          <table:table-cell office:value-type="float" office:value="54.79" calcext:value-type="float">
            <text:p>54,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b</text:p>
          </table:table-cell>
          <table:table-cell office:value-type="float" office:value="1558.64" calcext:value-type="float">
            <text:p>1558,64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3.45" calcext:value-type="float">
            <text:p>1423,45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b</text:p>
          </table:table-cell>
          <table:table-cell office:value-type="float" office:value="1423.45" calcext:value-type="float">
            <text:p>1423,45</text:p>
          </table:table-cell>
          <table:table-cell office:value-type="float" office:value="74.27" calcext:value-type="float">
            <text:p>74,27</text:p>
          </table:table-cell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2 pomiar" table:style-name="ta1">
        <table:shapes>
          <draw:frame draw:z-index="0" draw:style-name="gr1" draw:text-style-name="P1" svg:width="15.999cm" svg:height="8.999cm" svg:x="15.905cm" svg:y="4.615cm">
            <draw:object draw:notify-on-update-of-ranges="'2 pomiar'.B3:'2 pomiar'.B12 '2 pomiar'.D3:'2 pomiar'.D12 '2 pomiar'.B3:'2 pomiar'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alibracja 100Hz 100mv-1000m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anał</text:p>
          </table:table-cell>
          <table:table-cell office:value-type="string" calcext:value-type="string">
            <text:p>delta Q</text:p>
          </table:table-cell>
          <table:table-cell office:value-type="string" calcext:value-type="string">
            <text:p>N = dQ/e</text:p>
          </table:table-cell>
          <table:table-cell table:number-columns-repeated="2"/>
          <table:table-cell office:value-type="string" calcext:value-type="string">
            <text:p>1e =</text:p>
          </table:table-cell>
          <table:table-cell table:style-name="ce1" office:value-type="float" office:value="1.6E-019" calcext:value-type="float">
            <text:p>1,60E-019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24.86" calcext:value-type="float">
            <text:p>724,86</text:p>
          </table:table-cell>
          <table:table-cell table:formula="of:=[.$H$3]*[.A3]*1/45" office:value-type="float" office:value="1.27777777777778E-016" calcext:value-type="float">
            <text:p>1,27777777777778E-016</text:p>
          </table:table-cell>
          <table:table-cell table:formula="of:=[.C3]/[.$H$2]" office:value-type="float" office:value="798.611111111111" calcext:value-type="float">
            <text:p>798,6111111111</text:p>
          </table:table-cell>
          <table:table-cell table:number-columns-repeated="2"/>
          <table:table-cell office:value-type="string" calcext:value-type="string">
            <text:p>Cf=</text:p>
          </table:table-cell>
          <table:table-cell table:style-name="ce1" office:value-type="float" office:value="0.0000000000000575" calcext:value-type="float">
            <text:p>5,75E-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7fF</text:p>
          </table:table-cell>
          <table:table-cell office:value-type="string" calcext:value-type="string">
            <text:p>f=e-15?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434.81" calcext:value-type="float">
            <text:p>1434,81</text:p>
          </table:table-cell>
          <table:table-cell table:formula="of:=[.$H$3]*[.A4]*1/45" office:value-type="float" office:value="2.55555555555556E-016" calcext:value-type="float">
            <text:p>2,55555555555556E-016</text:p>
          </table:table-cell>
          <table:table-cell table:formula="of:=[.C4]/[.$H$2]" office:value-type="float" office:value="1597.22222222222" calcext:value-type="float">
            <text:p>1597,2222222222</text:p>
          </table:table-cell>
          <table:table-cell table:number-columns-repeated="2"/>
          <table:table-cell office:value-type="string" calcext:value-type="string">
            <text:p>Mn Ka1 =</text:p>
          </table:table-cell>
          <table:table-cell office:value-type="float" office:value="5.898" calcext:value-type="float">
            <text:p>5,89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144.72" calcext:value-type="float">
            <text:p>2144,72</text:p>
          </table:table-cell>
          <table:table-cell table:formula="of:=[.$H$3]*[.A5]*1/45" office:value-type="float" office:value="3.83333333333333E-016" calcext:value-type="float">
            <text:p>3,83333333333333E-016</text:p>
          </table:table-cell>
          <table:table-cell table:formula="of:=[.C5]/[.$H$2]" office:value-type="float" office:value="2395.83333333333" calcext:value-type="float">
            <text:p>2395,8333333333</text:p>
          </table:table-cell>
          <table:table-cell table:number-columns-repeated="2"/>
          <table:table-cell office:value-type="string" calcext:value-type="string">
            <text:p>Mn Ka2 = </text:p>
          </table:table-cell>
          <table:table-cell office:value-type="float" office:value="5.887" calcext:value-type="float">
            <text:p>5,887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852.89" calcext:value-type="float">
            <text:p>2852,89</text:p>
          </table:table-cell>
          <table:table-cell table:formula="of:=[.$H$3]*[.A6]*1/45" office:value-type="float" office:value="5.11111111111111E-016" calcext:value-type="float">
            <text:p>5,11111111111111E-016</text:p>
          </table:table-cell>
          <table:table-cell table:formula="of:=[.C6]/[.$H$2]" office:value-type="float" office:value="3194.44444444444" calcext:value-type="float">
            <text:p>3194,4444444445</text:p>
          </table:table-cell>
          <table:table-cell table:number-columns-repeated="2"/>
          <table:table-cell office:value-type="string" calcext:value-type="string">
            <text:p>średnia ważona Ka, a1=100, a2=5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565.12" calcext:value-type="float">
            <text:p>3565,12</text:p>
          </table:table-cell>
          <table:table-cell table:formula="of:=[.$H$3]*[.A7]*1/45" office:value-type="float" office:value="6.38888888888889E-016" calcext:value-type="float">
            <text:p>6,38888888888889E-016</text:p>
          </table:table-cell>
          <table:table-cell table:formula="of:=[.C7]/[.$H$2]" office:value-type="float" office:value="3993.05555555555" calcext:value-type="float">
            <text:p>3993,0555555556</text:p>
          </table:table-cell>
          <table:table-cell table:number-columns-repeated="2"/>
          <table:table-cell office:value-type="string" calcext:value-type="string">
            <text:p>Ka =</text:p>
          </table:table-cell>
          <table:table-cell table:formula="of:=([.H4]*100 + [.H5]*50)/150" office:value-type="float" office:value="5.89433333333333" calcext:value-type="float">
            <text:p>5,894333333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279.57" calcext:value-type="float">
            <text:p>4279,57</text:p>
          </table:table-cell>
          <table:table-cell table:formula="of:=[.$H$3]*[.A8]*1/45" office:value-type="float" office:value="7.66666666666667E-016" calcext:value-type="float">
            <text:p>7,66666666666667E-016</text:p>
          </table:table-cell>
          <table:table-cell table:formula="of:=[.C8]/[.$H$2]" office:value-type="float" office:value="4791.66666666667" calcext:value-type="float">
            <text:p>4791,6666666667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5024.68" calcext:value-type="float">
            <text:p>5024,68</text:p>
          </table:table-cell>
          <table:table-cell table:formula="of:=[.$H$3]*[.A9]*1/45" office:value-type="float" office:value="8.94444444444444E-016" calcext:value-type="float">
            <text:p>8,94444444444444E-016</text:p>
          </table:table-cell>
          <table:table-cell table:formula="of:=[.C9]/[.$H$2]" office:value-type="float" office:value="5590.27777777778" calcext:value-type="float">
            <text:p>5590,2777777778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5858.06" calcext:value-type="float">
            <text:p>5858,06</text:p>
          </table:table-cell>
          <table:table-cell table:formula="of:=[.$H$3]*[.A10]*1/45" office:value-type="float" office:value="1.02222222222222E-015" calcext:value-type="float">
            <text:p>1,02222222222222E-015</text:p>
          </table:table-cell>
          <table:table-cell table:formula="of:=[.C10]/[.$H$2]" office:value-type="float" office:value="6388.88888888889" calcext:value-type="float">
            <text:p>6388,8888888889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6731.72" calcext:value-type="float">
            <text:p>6731,72</text:p>
          </table:table-cell>
          <table:table-cell table:formula="of:=[.$H$3]*[.A11]*1/45" office:value-type="float" office:value="1.15E-015" calcext:value-type="float">
            <text:p>1,15E-015</text:p>
          </table:table-cell>
          <table:table-cell table:formula="of:=[.C11]/[.$H$2]" office:value-type="float" office:value="7187.5" calcext:value-type="float">
            <text:p>7187,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2.63" calcext:value-type="float">
            <text:p>7542,63</text:p>
          </table:table-cell>
          <table:table-cell table:formula="of:=[.$H$3]*[.A12]*1/45" office:value-type="float" office:value="1.27777777777778E-015" calcext:value-type="float">
            <text:p>1,27777777777778E-015</text:p>
          </table:table-cell>
          <table:table-cell table:formula="of:=[.C12]/[.$H$2]" office:value-type="float" office:value="7986.11111111111" calcext:value-type="float">
            <text:p>7986,111111111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.00.0000</text:date>, <text:time style:data-style-name="N2" text:time-value="09:49:41.60608268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5:46:01.888624567</meta:creation-date>
    <dc:date>2016-11-17T14:59:37.602393037</dc:date>
    <meta:editing-duration>PT11H13M53S</meta:editing-duration>
    <meta:editing-cycles>4</meta:editing-cycles>
    <meta:generator>LibreOffice/4.2.8.2$Linux_X86_64 LibreOffice_project/420m0$Build-2</meta:generator>
    <meta:document-statistic meta:table-count="2" meta:cell-count="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1.507cm" svg:y="3.952cm" style:legend-expansion="high" chart:style-name="ch2"/>
        <chart:plot-area chart:style-name="ch3" table:cell-range-address="'2 pomiar'.B3:'2 pomiar'.B12 '2 pomiar'.D3:'2 pomiar'.D12" chart:data-source-has-labels="column" svg:x="1.331cm" svg:y="0.18cm" svg:width="9.856cm" svg:height="7.659cm">
          <chartooo:coordinate-region svg:x="2.323cm" svg:y="0.379cm" svg:width="8.492cm" svg:height="6.813cm"/>
          <chart:axis chart:dimension="x" chart:name="primary-x" chart:style-name="ch4" chartooo:axis-type="auto">
            <chart:title svg:x="6.083cm" svg:y="8.019cm" chart:style-name="ch5">
              <text:p>N</text:p>
            </chart:title>
            <chart:categories table:cell-range-address="'2 pomiar'.B3:'2 pomiar'.B12"/>
          </chart:axis>
          <chart:axis chart:dimension="y" chart:name="primary-y" chart:style-name="ch4">
            <chart:title svg:x="0.451cm" svg:y="4.463cm" chart:style-name="ch6">
              <text:p>kanał</text:p>
            </chart:title>
            <chart:grid chart:style-name="ch7" chart:class="major"/>
          </chart:axis>
          <chart:series chart:style-name="ch8" chart:values-cell-range-address="'2 pomiar'.B3:'2 pomiar'.B12" chart:class="chart:scatter">
            <chart:domain table:cell-range-address="'2 pomiar'.D3:'2 pomiar'.D12"/>
            <chart:regression-curve chart:style-name="ch9">
              <chart:equation chart:display-equation="true" chart:display-r-square="tru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724.86">
                <text:p>720</text:p>
                <draw:g>
                  <svg:desc>'2 pomiar'.B3:'2 pomiar'.B12</svg:desc>
                </draw:g>
              </table:table-cell>
              <table:table-cell office:value-type="float" office:value="798.611111111111">
                <text:p>798.611111111111</text:p>
                <draw:g>
                  <svg:desc>'2 pomiar'.D3:'2 pomiar'.D12</svg:desc>
                </draw:g>
              </table:table-cell>
              <table:table-cell office:value-type="float" office:value="724.86">
                <text:p>724.86</text:p>
                <draw:g>
                  <svg:desc>'2 pomiar'.B3:'2 pomiar'.B12</svg:desc>
                </draw:g>
              </table:table-cell>
            </table:table-row>
            <table:table-row>
              <table:table-cell office:value-type="float" office:value="1434.81">
                <text:p>1430</text:p>
              </table:table-cell>
              <table:table-cell office:value-type="float" office:value="1597.22222222222">
                <text:p>1597.22222222222</text:p>
              </table:table-cell>
              <table:table-cell office:value-type="float" office:value="1434.81">
                <text:p>1434.81</text:p>
              </table:table-cell>
            </table:table-row>
            <table:table-row>
              <table:table-cell office:value-type="float" office:value="2144.72">
                <text:p>2140</text:p>
              </table:table-cell>
              <table:table-cell office:value-type="float" office:value="2395.83333333333">
                <text:p>2395.83333333333</text:p>
              </table:table-cell>
              <table:table-cell office:value-type="float" office:value="2144.72">
                <text:p>2144.72</text:p>
              </table:table-cell>
            </table:table-row>
            <table:table-row>
              <table:table-cell office:value-type="float" office:value="2852.89">
                <text:p>2850</text:p>
              </table:table-cell>
              <table:table-cell office:value-type="float" office:value="3194.44444444444">
                <text:p>3194.44444444444</text:p>
              </table:table-cell>
              <table:table-cell office:value-type="float" office:value="2852.89">
                <text:p>2852.89</text:p>
              </table:table-cell>
            </table:table-row>
            <table:table-row>
              <table:table-cell office:value-type="float" office:value="3565.12">
                <text:p>3570</text:p>
              </table:table-cell>
              <table:table-cell office:value-type="float" office:value="3993.05555555555">
                <text:p>3993.05555555555</text:p>
              </table:table-cell>
              <table:table-cell office:value-type="float" office:value="3565.12">
                <text:p>3565.12</text:p>
              </table:table-cell>
            </table:table-row>
            <table:table-row>
              <table:table-cell office:value-type="float" office:value="4279.57">
                <text:p>4280</text:p>
              </table:table-cell>
              <table:table-cell office:value-type="float" office:value="4791.66666666667">
                <text:p>4791.66666666667</text:p>
              </table:table-cell>
              <table:table-cell office:value-type="float" office:value="4279.57">
                <text:p>4279.57</text:p>
              </table:table-cell>
            </table:table-row>
            <table:table-row>
              <table:table-cell office:value-type="float" office:value="5024.68">
                <text:p>5020</text:p>
              </table:table-cell>
              <table:table-cell office:value-type="float" office:value="5590.27777777778">
                <text:p>5590.27777777778</text:p>
              </table:table-cell>
              <table:table-cell office:value-type="float" office:value="5024.68">
                <text:p>5024.68</text:p>
              </table:table-cell>
            </table:table-row>
            <table:table-row>
              <table:table-cell office:value-type="float" office:value="5858.06">
                <text:p>5860</text:p>
              </table:table-cell>
              <table:table-cell office:value-type="float" office:value="6388.88888888889">
                <text:p>6388.88888888889</text:p>
              </table:table-cell>
              <table:table-cell office:value-type="float" office:value="5858.06">
                <text:p>5858.06</text:p>
              </table:table-cell>
            </table:table-row>
            <table:table-row>
              <table:table-cell office:value-type="float" office:value="6731.72">
                <text:p>6730</text:p>
              </table:table-cell>
              <table:table-cell office:value-type="float" office:value="7187.5">
                <text:p>7187.5</text:p>
              </table:table-cell>
              <table:table-cell office:value-type="float" office:value="6731.72">
                <text:p>6731.72</text:p>
              </table:table-cell>
            </table:table-row>
            <table:table-row>
              <table:table-cell office:value-type="float" office:value="7542.63">
                <text:p>7540</text:p>
              </table:table-cell>
              <table:table-cell office:value-type="float" office:value="7986.11111111111">
                <text:p>7986.11111111111</text:p>
              </table:table-cell>
              <table:table-cell office:value-type="float" office:value="7542.63">
                <text:p>7542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